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1f2328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style:text-line-through-style="none" style:font-name="apple-system" fo:font-size="12pt" fo:letter-spacing="normal" fo:font-style="normal" style:text-underline-style="none" fo:font-weight="normal" style:text-blinking="false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a href="https://www.freepik.com/icons/weather"&gt;Icon by iconixar&lt;/a&gt;</text:p>
      <text:p text:style-name="Standard"/>
      <text:p text:style-name="P1"><text:span text:style-name="T1">The icon designs are originally by </text:span><text:a xlink:type="simple" xlink:href="http://www.twitter.com/artill" text:style-name="Internet_20_link" text:visited-style-name="Visited_20_Internet_20_Link"><text:span text:style-name="T2">Lukas Bischoff</text:span></text:a><text:span text:style-name="T1">. Icon art for v1.1 forward, HTML, Less, and CSS are by </text:span><text:a xlink:type="simple" xlink:href="http://www.helloerik.com/" text:style-name="Internet_20_link" text:visited-style-name="Visited_20_Internet_20_Link"><text:span text:style-name="T2">me (Erik)</text:span></text:a><text:span text:style-name="T1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2M33S</meta:editing-duration>
    <meta:editing-cycles>4</meta:editing-cycles>
    <meta:generator>OpenOffice/4.1.9$Win32 OpenOffice.org_project/419m1$Build-9805</meta:generator>
    <dc:date>2023-08-01T10:28:12.80</dc:date>
    <dc:creator>M </dc:creator>
    <meta:document-statistic meta:table-count="0" meta:image-count="0" meta:object-count="0" meta:page-count="1" meta:paragraph-count="2" meta:word-count="25" meta:character-count="184"/>
    <meta:user-defined meta:name="Info 1"/>
    <meta:user-defined meta:name="Info 2"/>
    <meta:user-defined meta:name="Info 3"/>
    <meta:user-defined meta:name="Info 4"/>
  </office:meta>
</office:document-meta>
</file>